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1474*"/>
    </style:style>
    <style:style style:name="Tabella4.B" style:family="table-column">
      <style:table-column-properties style:column-width="7.999cm" style:rel-column-width="4535*"/>
    </style:style>
    <style:style style:name="Tabella4.C" style:family="table-column">
      <style:table-column-properties style:column-width="0.801cm" style:rel-column-width="454*"/>
    </style:style>
    <style:style style:name="Tabella4.D" style:family="table-column">
      <style:table-column-properties style:column-width="1.401cm" style:rel-column-width="794*"/>
    </style:style>
    <style:style style:name="Tabella4.E" style:family="table-column">
      <style:table-column-properties style:column-width="1.6cm" style:rel-column-width="907*"/>
    </style:style>
    <style:style style:name="Tabella4.G" style:family="table-column">
      <style:table-column-properties style:column-width="2cm" style:rel-column-width="1134*"/>
    </style:style>
    <style:style style:name="Tabella4.H" style:family="table-column">
      <style:table-column-properties style:column-width="1cm" style:rel-column-width="567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paragraph-rsid="00130f00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text-properties fo:font-style="italic" style:font-style-asian="italic"/>
    </style:style>
    <style:style style:name="P4" style:family="paragraph" style:parent-style-name="Footer"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2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6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47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48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49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1a1a1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7pt" style:font-size-asian="7pt" style:font-name-complex="Arial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20d1bf"/>
    </style:style>
    <style:style style:name="T10" style:family="text">
      <style:text-properties officeooo:rsid="0023c3b9"/>
    </style:style>
    <style:style style:name="T11" style:family="text">
      <style:text-properties style:font-name="Colibri" fo:font-size="7pt" fo:background-color="transparent" loext:char-shading-value="0" style:font-size-asian="7pt" style:font-size-complex="7pt"/>
    </style:style>
    <style:style style:name="T12" style:family="text">
      <style:text-properties style:font-name="Colibri" fo:background-color="transparent" loext:char-shading-value="0"/>
    </style:style>
    <style:style style:name="T13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14" style:family="text">
      <style:text-properties fo:color="#000000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1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18" style:family="text">
      <style:text-properties fo:color="#333333" fo:font-style="normal" officeooo:rsid="0020d1bf" style:font-name-asian="Times New Roman" style:font-style-asian="normal" style:font-name-complex="Times New Roman" style:font-style-complex="normal"/>
    </style:style>
    <style:style style:name="T19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23" style:family="text">
      <style:text-properties fo:color="#221f1f" style:font-name="Colibri" fo:letter-spacing="-0.007cm" fo:font-style="italic" fo:background-color="transparent" loext:char-shading-value="0" style:font-style-asian="italic" style:font-name-complex="Lucida Sans" style:font-style-complex="italic"/>
    </style:style>
    <style:style style:name="T24" style:family="text">
      <style:text-properties fo:color="#221f1f" fo:letter-spacing="-0.007cm" fo:font-style="italic" style:font-style-asian="italic" style:font-name-complex="Lucida Sans" style:font-style-complex="italic"/>
    </style:style>
    <style:style style:name="T25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32">COD. ARTICOLO</text:p>
          </table:table-cell>
          <table:table-cell table:style-name="Tabella4.A1" office:value-type="string">
            <text:p text:style-name="P33">DESCRIZIONE ARTICOLO</text:p>
          </table:table-cell>
          <table:table-cell table:style-name="Tabella4.A1" office:value-type="string">
            <text:p text:style-name="P34">U.M.<text:span text:style-name="T10"> <text:s text:c="9"/></text:span></text:p>
          </table:table-cell>
          <table:table-cell table:style-name="Tabella4.A1" office:value-type="string">
            <text:p text:style-name="P34">QUANTITA' <text:s text:c="17"/></text:p>
          </table:table-cell>
          <table:table-cell table:style-name="Tabella4.A1" office:value-type="string">
            <text:p text:style-name="P34">PREZZO <text:s text:c="21"/></text:p>
          </table:table-cell>
          <table:table-cell table:style-name="Tabella4.A1" office:value-type="string">
            <text:p text:style-name="P35">SC. %</text:p>
          </table:table-cell>
          <table:table-cell table:style-name="Tabella4.A1" office:value-type="string">
            <text:p text:style-name="P35">IMPORTO</text:p>
          </table:table-cell>
          <table:table-cell table:style-name="Tabella4.H1" office:value-type="string">
            <text:p text:style-name="P35">IVA</text:p>
          </table:table-cell>
        </table:table-row>
        <table:table-row>
          <table:table-cell table:style-name="Tabella4.A2" table:number-columns-spanned="8" office:value-type="string">
            <text:p text:style-name="P2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10"><text:placeholder text:placeholder-type="text">&lt;line.name or ''&gt;</text:placeholder></text:p>
          </table:table-cell>
          <table:table-cell table:style-name="Tabella4.A3" office:value-type="string">
            <text:p text:style-name="P11"><text:placeholder text:placeholder-type="text">&lt;line.uos_id and line.uos_id.name or ''&gt;</text:placeholder></text:p>
          </table:table-cell>
          <table:table-cell table:style-name="Tabella4.A3" office:value-type="string">
            <text:p text:style-name="P44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1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5"><text:span text:style-name="T12"><text:placeholder text:placeholder-type="text">&lt;if test="line.discount != 0.00"&gt;</text:placeholder></text:span><text:placeholder text:placeholder-type="text">&lt;formatLang(line.discount)&gt;</text:placeholder><text:span text:style-name="T12"><text:placeholder text:placeholder-type="text">&lt;/if&gt;</text:placeholder></text:span></text:p>
          </table:table-cell>
          <table:table-cell table:style-name="Tabella4.A3" office:value-type="string">
            <text:p text:style-name="P13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12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6518*"/>
    </style:style>
    <style:style style:name="Tabella1.B" style:family="table-column">
      <style:table-column-properties style:column-width="7.504cm" style:rel-column-width="4254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4cm" fo:margin-top="0cm" fo:margin-bottom="0cm" table:align="margins"/>
    </style:style>
    <style:style style:name="Tabella2.A" style:family="table-column">
      <style:table-column-properties style:column-width="1.404cm" style:rel-column-width="796*"/>
    </style:style>
    <style:style style:name="Tabella2.B" style:family="table-column">
      <style:table-column-properties style:column-width="6.1cm" style:rel-column-width="3458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 style:master-page-name="">
      <style:table-properties style:width="18.889cm" fo:margin-left="0.104cm" style:page-number="auto" table:align="left"/>
    </style:style>
    <style:style style:name="Tabella3.A" style:family="table-column">
      <style:table-column-properties style:column-width="6.396cm"/>
    </style:style>
    <style:style style:name="Tabella3.B" style:family="table-column">
      <style:table-column-properties style:column-width="3cm"/>
    </style:style>
    <style:style style:name="Tabella3.D" style:family="table-column">
      <style:table-column-properties style:column-width="3.247cm"/>
    </style:style>
    <style:style style:name="Tabella3.E" style:family="table-column">
      <style:table-column-properties style:column-width="3.246cm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8.983cm" fo:margin-left="0cm" table:align="left"/>
    </style:style>
    <style:style style:name="TabellaPie.A" style:family="table-column">
      <style:table-column-properties style:column-width="4.745cm"/>
    </style:style>
    <style:style style:name="TabellaPie.C" style:family="table-column">
      <style:table-column-properties style:column-width="4.747cm"/>
    </style:style>
    <style:style style:name="TabellaPie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2" style:family="paragraph" style:parent-style-name="Header">
      <style:text-properties officeooo:paragraph-rsid="00130f00"/>
    </style:style>
    <style:style style:name="MP33" style:family="paragraph" style:parent-style-name="Footer">
      <style:text-properties fo:font-size="8pt" style:font-size-asian="8pt" style:font-size-complex="8pt"/>
    </style:style>
    <style:style style:name="MP34" style:family="paragraph" style:parent-style-name="Footer">
      <style:text-properties fo:font-style="italic" style:font-style-asian="italic"/>
    </style:style>
    <style:style style:name="MP3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background-color="transparent" loext:char-shading-value="0"/>
    </style:style>
    <style:style style:name="MT4" style:family="text">
      <style:text-properties officeooo:rsid="0020d1bf"/>
    </style:style>
    <style:style style:name="M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color="#221f1f" fo:letter-spacing="-0.007cm" fo:font-style="italic" style:font-style-asian="italic" style:font-name-complex="Lucida Sans" style:font-style-complex="italic"/>
    </style:style>
    <style:style style:name="M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0" style:family="text">
      <style:text-properties fo:font-size="8pt" style:font-size-asian="8pt" style:font-size-complex="8pt"/>
    </style:style>
    <style:style style:name="MT11" style:family="text">
      <style:text-properties fo:font-style="italic" style:font-style-asian="italic"/>
    </style:style>
    <style:style style:name="MT12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1">PARTITA IVA e/o CODICE FISCALE</text:p>
              <text:p text:style-name="MP12"><text:span text:style-name="MT3"><text:placeholder text:placeholder-type="text">&lt;o.partner_id.vat or ''&gt;</text:placeholder></text:span></text:p>
            </table:table-cell>
            <table:table-cell table:style-name="Tabella3.A2" office:value-type="string">
              <text:p text:style-name="MP11">CODICE CLIENTE</text:p>
              <text:p text:style-name="MP13"/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D2" table:number-columns-spanned="2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19">PAG</text:p>
              <text:p text:style-name="MP20"><text:page-number text:select-page="current">1</text:page-number>/<text:page-count>1</text:page-count> </text:p>
            </table:table-cell>
            <table:table-cell table:style-name="Tabella3.A2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table-cell table:style-name="Tabella3.D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4"><text:span text:style-name="MT4">BANCA APPOGGIO</text:span></text:p>
              <text:p text:style-name="MP25"><text:span text:style-name="MT5"><text:placeholder text:placeholder-type="text">&lt;if test="o.partner_bank_id"&gt;</text:placeholder></text:span><text:span text:style-name="MT6"><text:placeholder text:placeholder-type="text">&lt;o.partner_bank_id.bank.name&gt;</text:placeholder></text:span><text:span text:style-name="MT7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6">IBAN</text:p>
              <text:p text:style-name="MP27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19">SCADENZE</text:p>
              <text:p text:style-name="MP28"><text:text-input text:description="&lt;for each=&quot;move_line in o.move_id.line_id&quot;&gt;">for</text:text-input></text:p>
              <text:p text:style-name="MP28"><text:text-input text:description="&lt;if test=&quot;move_line.date_maturity&quot;&gt;">IF2</text:text-input></text:p>
              <text:p text:style-name="MP29"><text:span text:style-name="MT8"><text:text-input text:description="&lt;formatLang(move_line.date_maturity,date='true')&gt;">$4400</text:text-input></text:span><text:span text:style-name="MT8"> - </text:span><text:span text:style-name="MT9"><text:placeholder text:placeholder-type="text">&lt;o.currency_id.symbol or ''&gt;</text:placeholder></text:span><text:span text:style-name="MT9"> </text:span><text:span text:style-name="MT8"><text:text-input text:description="&lt;formatLang(move_line.debit)&gt;">$4400</text:text-input></text:span></text:p>
              <text:p text:style-name="MP30"><text:span text:style-name="MT8"><text:text-input text:description="&lt;/if&gt;">end if</text:text-input></text:span><text:span text:style-name="MT8"> </text:span></text:p>
              <text:p text:style-name="MP31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2"/>
      </style:header>
      <style:footer>
        <table:table table:name="TabellaPie" table:style-name="TabellaPie">
          <table:table-column table:style-name="TabellaPie.A" table:number-columns-repeated="2"/>
          <table:table-column table:style-name="TabellaPie.C" table:number-columns-repeated="2"/>
          <table:table-row>
            <table:table-cell table:style-name="TabellaPie.A1" office:value-type="string">
              <text:p text:style-name="MP33">Iscrizione Registro Imprese di Perugia Nr PG – 290910</text:p>
              <text:p text:style-name="Footer"><text:span text:style-name="Car._20_predefinito_20_paragrafo"><text:span text:style-name="MT10">Cap. Sociale € 40.000,00</text:span></text:span></text:p>
            </table:table-cell>
            <table:table-cell table:style-name="TabellaPie.A1" office:value-type="string">
              <text:p text:style-name="MP34">Tel +390757750400</text:p>
              <text:p text:style-name="Footer"><text:span text:style-name="Car._20_predefinito_20_paragrafo"><text:span text:style-name="MT11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11">www.sinfocom.it</text:span></text:span></text:a></text:p>
              <text:p text:style-name="Footer"><text:span text:style-name="Car._20_predefinito_20_paragrafo"><text:span text:style-name="MT11">Email info@sinfocom.it</text:span></text:span></text:p>
            </table:table-cell>
            <table:table-cell table:style-name="TabellaPie.A1" office:value-type="string">
              <text:p text:style-name="MP35">Banca</text:p>
              <text:p text:style-name="MP35">Banca Popolare di Spoleto</text:p>
              <text:p text:style-name="MP35">Ag. Ponte San Giovanni</text:p>
              <text:p text:style-name="MP35">ABI CAB 05704 03001</text:p>
              <text:p text:style-name="MP35">C/C 000000133000</text:p>
              <text:p text:style-name="MP35">IBAN IT81D0570403001000000133000</text:p>
              <text:p text:style-name="Footer"><text:span text:style-name="Car._20_predefinito_20_paragrafo"><text:span text:style-name="MT12">BIC / SWIFT BPSIT3SXXX</text:span></text:span></text:p>
            </table:table-cell>
            <table:table-cell table:style-name="TabellaPie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1T21:32:33.351000000</dc:date>
    <meta:print-date>2015-11-01T17:36:21.213000000</meta:print-date>
    <meta:editing-cycles>10</meta:editing-cycles>
    <meta:editing-duration>PT3H19M21S</meta:editing-duration>
    <meta:document-statistic meta:table-count="5" meta:image-count="1" meta:object-count="0" meta:page-count="1" meta:paragraph-count="65" meta:word-count="213" meta:character-count="1882" meta:non-whitespace-character-count="1691"/>
    <meta:template xlink:type="simple" xlink:actuate="onRequest" xlink:title="" xlink:href="../Carta%20Intestata%20Sinfocom%20Versione%202.odt/Normal"/>
  </office:meta>
</office:document-meta>
</file>